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WNINFX+LMTypewriter9-Regular" svg:font-family="WNINFX+LMTypewriter9-Regular, 'MS PMincho'" style:font-family-generic="roma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language="nb" fo:country="NO" style:language-asian="en" style:country-asian="US"/>
    </style:style>
    <style:style style:name="P7" style:family="paragraph" style:parent-style-name="Code">
      <style:text-properties style:font-name="WNINFX+LMTypewriter9-Regular" style:font-name-complex="WNINFX+LMTypewriter9-Regular"/>
    </style:style>
    <style:style style:name="P8" style:family="paragraph" style:parent-style-name="Chapter_20_Title" style:master-page-name="First_20_Page">
      <style:paragraph-properties style:page-number="auto"/>
    </style:style>
    <style:style style:name="P9" style:family="paragraph" style:parent-style-name="Text_20_body">
      <style:text-properties officeooo:paragraph-rsid="0008dda6"/>
    </style:style>
    <style:style style:name="P10" style:family="paragraph">
      <style:paragraph-properties fo:margin-top="0in" fo:margin-bottom="0.0835in" style:writing-mode="lr-tb"/>
    </style:style>
    <style:style style:name="P11"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name-asian="HelveticaNeue Condensed" style:font-weight-asian="bold"/>
    </style:style>
    <style:style style:name="T6" style:family="text">
      <style:text-properties style:font-name="Times" fo:language="none" fo:country="none" fo:font-weight="bold" style:font-weight-asian="bold" style:font-name-complex="Times" text:display="true"/>
    </style:style>
    <style:style style:name="T7" style:family="text">
      <style:text-properties fo:letter-spacing="-0.0063in"/>
    </style:style>
    <style:style style:name="T8" style:family="text">
      <style:text-properties style:font-name="Utopia-Italic" style:font-name-complex="Utopia-Italic"/>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Utopia-Italic" fo:language="en" fo:country="US" style:font-name-complex="Utopia-Italic"/>
    </style:style>
    <style:style style:name="T11" style:family="text">
      <style:text-properties style:font-name="Utopia-Italic" fo:language="en" fo:country="US" fo:font-style="italic" style:font-style-asian="italic" style:font-name-complex="Utopia-Italic" style:font-style-complex="italic"/>
    </style:style>
    <style:style style:name="T12" style:family="text">
      <style:text-properties fo:font-style="italic" style:font-style-asian="italic"/>
    </style:style>
    <style:style style:name="T13" style:family="text">
      <style:text-properties fo:language="en" fo:country="US"/>
    </style:style>
    <style:style style:name="T14" style:family="text">
      <style:text-properties fo:language="en" fo:country="US" officeooo:rsid="0008dda6"/>
    </style:style>
    <style:style style:name="T15" style:family="text">
      <style:text-properties fo:font-style="normal" fo:font-weight="bold" style:font-style-asian="normal" style:font-weight-asian="bold"/>
    </style:style>
    <style:style style:name="T16" style:family="text">
      <style:text-properties style:font-name="TheSansMonoCondensed-SemiLightI" style:font-name-complex="TheSansMonoCondensed-SemiLightI"/>
    </style:style>
    <style:style style:name="T17" style:family="text">
      <style:text-properties style:font-name-asian="TheSansMonoConNormal"/>
    </style:style>
    <style:style style:name="T18" style:family="text">
      <style:text-properties fo:language="nb" fo:country="NO" style:language-asian="en" style:country-asian="US"/>
    </style:style>
    <style:style style:name="T19" style:family="text">
      <style:text-properties style:font-name="Utopia-Bold" fo:language="en" fo:country="US" style:font-name-complex="Utopia-Bold"/>
    </style:style>
    <style:style style:name="T20" style:family="text">
      <style:text-properties style:font-name="TheSansMonoCondensed-Bold" fo:language="en" fo:country="US" style:font-name-complex="TheSansMonoCondensed-Bold"/>
    </style:style>
    <style:style style:name="T21" style:family="text">
      <style:text-properties style:font-name-asian="WNINFX+LMTypewriter9-Regular"/>
    </style:style>
    <style:style style:name="T22"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14049248" text:id="ct114049248">
          <text:deletion>
            <office:change-info>
              <dc:creator>Ray Lischner</dc:creator>
              <dc:date>2013-10-27T21:39:00</dc:date>
            </office:change-info>
            <text:p text:style-name="Text_20_body"><text:span text:style-name="T1"><text:s/>Thus, the </text:span><text:span text:style-name="Code_20_Inline"><text:span text:style-name="T1">gcd()</text:span></text:span><text:span text:style-name="T1"> function cannot be </text:span><text:span text:style-name="Code_20_Inline"><text:span text:style-name="T1">constexpr</text:span></text:span><text:span text:style-name="T1">, so </text:span><text:span text:style-name="Code_20_Inline"><text:span text:style-name="T1">reduce()</text:span></text:span><text:span text:style-name="T1"> cannot be </text:span><text:span text:style-name="Code_20_Inline"><text:span text:style-name="T1">constexpr</text:span></text:span><text:span text:style-name="T1">, so the two-argument constructor cannot be </text:span><text:span text:style-name="Code_20_Inline"><text:span text:style-name="T1">constexpr</text:span></text:span><text:span text:style-name="T1">.</text:span></text:p>
          </text:deletion>
        </text:changed-region>
        <text:changed-region xml:id="ct114942992" text:id="ct114942992">
          <text:insertion>
            <office:change-info>
              <dc:creator>Ray Lischner</dc:creator>
              <dc:date>2013-10-27T21:40:00</dc:date>
            </office:change-info>
          </text:insertion>
        </text:changed-region>
        <text:changed-region xml:id="ct115289920" text:id="ct115289920">
          <text:insertion>
            <office:change-info>
              <dc:creator>Ray Lischner</dc:creator>
              <dc:date>2013-10-27T21:41:00</dc:date>
            </office:change-info>
          </text:insertion>
        </text:changed-region>
        <text:changed-region xml:id="ct113283296" text:id="ct113283296">
          <text:insertion>
            <office:change-info>
              <dc:creator>Ray Lischner</dc:creator>
              <dc:date>2013-10-27T21:39:00</dc:date>
            </office:change-info>
          </text:insertion>
        </text:changed-region>
        <text:changed-region xml:id="ct92053376" text:id="ct92053376">
          <text:insertion>
            <office:change-info>
              <dc:creator>Ray Lischner</dc:creator>
              <dc:date>2013-10-27T21:40:00</dc:date>
            </office:change-info>
          </text:insertion>
        </text:changed-region>
        <text:changed-region xml:id="ct81634640" text:id="ct81634640">
          <text:insertion>
            <office:change-info>
              <dc:creator>Ray Lischner</dc:creator>
              <dc:date>2013-10-27T21:41:00</dc:date>
            </office:change-info>
          </text:insertion>
        </text:changed-region>
        <text:changed-region xml:id="ct54773664" text:id="ct54773664">
          <text:insertion>
            <office:change-info>
              <dc:creator>Ray Lischner</dc:creator>
              <dc:date>2013-10-27T21:42:00</dc:date>
            </office:change-info>
          </text:insertion>
        </text:changed-region>
        <text:changed-region xml:id="ct114427712" text:id="ct114427712">
          <text:insertion>
            <office:change-info>
              <dc:creator>Ray Lischner</dc:creator>
              <dc:date>2013-10-27T21: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mplate<text:span text:style-name="Comment_20_Reference"><text:span text:style-name="T6"><office:annotation><dc:creator>Fabio Claudio Ferracchiati</dc:creator><dc:date>2013-10-08T11:04:00</dc:date><text:p text:style-name="P10"><text:span text:style-name="T22">Good chapter, well written and clear. The code is ok.</text:span></text:p></office:annotation></text:span></text:span> Specialization</text:p>
      <text:p text:style-name="Body_20_Text_20_First"><text:span text:style-name="T7">T</text:span>he ability to write a template and then use that template multiple times, with different template arguments each time, is one of the great features of C++. Even better is the ability to carve out exceptions to the rule. That is, you can tell the compiler to use a template for most template arguments, except that for certain argument types, it should use a different template definition. This Exploration introduces this feature.</text:p>
      <text:h text:style-name="Heading_20_1" text:outline-level="1">Instantiation and Specialization</text:h>
      <text:p text:style-name="Body_20_Text_20_First">Template terminology is tricky. When you use a template, it is known as <text:span text:style-name="Emphasis"><text:span text:style-name="T8">instantiating</text:span></text:span> the template. A <text:span text:style-name="Emphasis"><text:span text:style-name="T8">template</text:span></text:span><text:span text:style-name="T9"> </text:span><text:span text:style-name="Emphasis"><text:span text:style-name="T8">instance</text:span></text:span> is a concrete function or class that the compiler creates by applying the template arguments to the template definition. Another name for a template instance is a <text:span text:style-name="Emphasis"><text:span text:style-name="T8">specialization</text:span></text:span>. Thus, <text:span text:style-name="Code_20_Inline">rational&lt;int&gt;</text:span> is a specialization of the template <text:span text:style-name="Code_20_Inline">rational&lt;&gt;</text:span>.</text:p>
      <text:p text:style-name="Text_20_body"><text:span text:style-name="T1">Therefore, specialization is the realization of a template for a specific set of template arguments. C++ lets you define a custom specialization for one particular set of template arguments; that is, you can create an exception to the rule set down by the template. When you define the specialization instead of letting the compiler instantiate the template for you, it is known as </text:span><text:span text:style-name="Emphasis"><text:span text:style-name="T10">explicit</text:span></text:span><text:span text:style-name="T11"> </text:span><text:span text:style-name="Emphasis"><text:span text:style-name="T10">specialization</text:span></text:span><text:span text:style-name="T1">. Thus, a specialization that the compiler creates automatically would be an </text:span><text:span text:style-name="Emphasis"><text:span text:style-name="T10">implicit</text:span></text:span><text:span text:style-name="T11"> </text:span><text:span text:style-name="Emphasis"><text:span text:style-name="T10">specialization</text:span></text:span><text:span text:style-name="T1">. (Explicit specialization is also called </text:span><text:span text:style-name="Emphasis"><text:span text:style-name="T10">full</text:span></text:span><text:span text:style-name="T11"> </text:span><text:span text:style-name="Emphasis"><text:span text:style-name="T10">specialization</text:span></text:span><text:span text:style-name="T1">, for reasons that will become clear in the next Exploration.) For example, suppose you define a simple class template, </text:span><text:span text:style-name="Code_20_Inline"><text:span text:style-name="T1">point</text:span></text:span><text:span text:style-name="T1">, to represent an (</text:span><text:span text:style-name="Emphasis"><text:span text:style-name="T10">x</text:span></text:span><text:span text:style-name="T1">, </text:span><text:span text:style-name="Emphasis"><text:span text:style-name="T10">y</text:span></text:span><text:span text:style-name="T1">) coordinate and made it into a template to accept any numeric type as the type for </text:span><text:span text:style-name="Emphasis"><text:span text:style-name="T10">x</text:span></text:span><text:span text:style-name="T1"> and </text:span><text:span text:style-name="Emphasis"><text:span text:style-name="T10">y</text:span></text:span><text:span text:style-name="T1">. Because some types are large, you decide to pass values by </text:span><text:span text:style-name="Code_20_Inline"><text:span text:style-name="T1">const</text:span></text:span><text:span text:style-name="T1"> reference whenever possible, as shown in Listing 50-1.</text:span></text:p>
      <text:p text:style-name="Code_20_Caption"><text:span text:style-name="T15">Listing 50-1.</text:span> The <text:span text:style-name="Code_20_Inline"><text:span text:style-name="T16">point</text:span></text:span> Class Template</text:p>
      <text:p text:style-name="Code">template&lt;class T&gt;</text:p>
      <text:p text:style-name="Code">class point</text:p>
      <text:p text:style-name="Code">{</text:p>
      <text:p text:style-name="Code">public:</text:p>
      <text:p text:style-name="Code"><text:span text:style-name="T17"><text:s text:c="2"/></text:span>typedef T value_type;</text:p>
      <text:p text:style-name="Code"><text:span text:style-name="T17"><text:s text:c="2"/></text:span>point(T const&amp; x, T const&amp; y) : x_{x}, y_{y} {}</text:p>
      <text:p text:style-name="Code"><text:span text:style-name="T17"><text:s text:c="2"/></text:span>point() : point{T{}, T{}} {}</text:p>
      <text:p text:style-name="Code"><text:span text:style-name="T17"><text:s text:c="2"/></text:span>T const&amp; x() const { return x_; }</text:p>
      <text:p text:style-name="Code"><text:span text:style-name="T17"><text:s text:c="2"/></text:span>T const&amp; y() const { return y_; }</text:p>
      <text:p text:style-name="Code"><text:span text:style-name="T17"><text:s text:c="2"/></text:span>void move_absolute(T const&amp; x, T const&amp; y) {</text:p>
      <text:p text:style-name="Code"><text:soft-page-break/><text:span text:style-name="T17"><text:s text:c="4"/></text:span>x_ = x;</text:p>
      <text:p text:style-name="Code"><text:span text:style-name="T17"><text:s text:c="4"/></text:span>y_ = y;</text:p>
      <text:p text:style-name="Code"><text:span text:style-name="T17"><text:s text:c="2"/></text:span>}</text:p>
      <text:p text:style-name="Code"><text:span text:style-name="T17"><text:s text:c="2"/></text:span>void move_relative(T const&amp; dx, T const&amp; dy) {</text:p>
      <text:p text:style-name="Code"><text:span text:style-name="T17"><text:s text:c="4"/></text:span><text:span text:style-name="T18">x_ += dx;</text:span></text:p>
      <text:p text:style-name="P6"><text:span text:style-name="T17"><text:s text:c="4"/></text:span>y_ += dy;</text:p>
      <text:p text:style-name="P6"><text:span text:style-name="T17"><text:s text:c="2"/></text:span>}</text:p>
      <text:p text:style-name="P6">private:</text:p>
      <text:p text:style-name="P6"><text:span text:style-name="T17"><text:s text:c="2"/></text:span>T x_;</text:p>
      <text:p text:style-name="P6"><text:span text:style-name="T17"><text:s text:c="2"/></text:span>T y_;</text:p>
      <text:p text:style-name="Code">};</text:p>
      <text:p text:style-name="Text_20_body"><text:span text:style-name="T1">The </text:span><text:span text:style-name="Code_20_Inline"><text:span text:style-name="T1">point</text:span></text:span><text:span text:style-name="T1"> template works with </text:span><text:span text:style-name="Code_20_Inline"><text:span text:style-name="T1">int</text:span></text:span><text:span text:style-name="T1">, </text:span><text:span text:style-name="Code_20_Inline"><text:span text:style-name="T1">double</text:span></text:span><text:span text:style-name="T1">, </text:span><text:span text:style-name="Code_20_Inline"><text:span text:style-name="T1">rational</text:span></text:span><text:span text:style-name="T1">, and any type that behaves the same way as the built-in numeric types. If you had, say, an arbitrary-precision numeric type, you could use that, too, and because such objects are potentially very large, passing by reference is a good choice for default behavior.</text:span></text:p>
      <text:p text:style-name="Text_20_body"><text:span text:style-name="T1">On the other hand, </text:span><text:span text:style-name="Code_20_Inline"><text:span text:style-name="T1">point&lt;int&gt;</text:span></text:span><text:span text:style-name="T1"> is a fairly common usage, especially in graphical user interfaces. In a mathematical context, </text:span><text:span text:style-name="Code_20_Inline"><text:span text:style-name="T1">point&lt;double&gt;</text:span></text:span><text:span text:style-name="T1"> might be more common. In either case, you might decide that passing values by reference is actually wasteful. You can define an explicit specialization for </text:span><text:span text:style-name="Code_20_Inline"><text:span text:style-name="T1">point&lt;int&gt;</text:span></text:span><text:span text:style-name="T1"> to pass arguments by value, as shown in Listing 50-2.</text:span></text:p>
      <text:p text:style-name="Code_20_Caption"><text:span text:style-name="T15">Listing 50-2.</text:span> The <text:span text:style-name="Code_20_Inline"><text:span text:style-name="T16">point&lt;int&gt;</text:span></text:span> Specialization</text:p>
      <text:p text:style-name="Code">template&lt;&gt;</text:p>
      <text:p text:style-name="Code">class point&lt;int&gt;</text:p>
      <text:p text:style-name="Code">{</text:p>
      <text:p text:style-name="Code">public:</text:p>
      <text:p text:style-name="Code"><text:span text:style-name="T17"><text:s text:c="2"/></text:span>typedef int value_type;</text:p>
      <text:p text:style-name="Code"><text:span text:style-name="T17"><text:s text:c="2"/></text:span>point(int x, int y) : x_{x}, y_{y} {}</text:p>
      <text:p text:style-name="Code"><text:span text:style-name="T17"><text:s text:c="2"/></text:span>point() : point{0, 0} {}</text:p>
      <text:p text:style-name="Code"><text:span text:style-name="T17"><text:s text:c="2"/></text:span>int x() const { return x_; }</text:p>
      <text:p text:style-name="Code"><text:span text:style-name="T17"><text:s text:c="2"/></text:span>int y() const { return y_; }</text:p>
      <text:p text:style-name="Code"><text:span text:style-name="T17"><text:s text:c="2"/></text:span>void move_absolute(int x, int y) {</text:p>
      <text:p text:style-name="Code"><text:span text:style-name="T17"><text:s text:c="4"/></text:span>x_ = x;</text:p>
      <text:p text:style-name="Code"><text:span text:style-name="T17"><text:s text:c="4"/></text:span>y_ = y;</text:p>
      <text:p text:style-name="Code"><text:span text:style-name="T17"><text:s text:c="2"/></text:span>}</text:p>
      <text:p text:style-name="Code"><text:span text:style-name="T17"><text:s text:c="2"/></text:span>void move_relative(int dx, int dy) {</text:p>
      <text:p text:style-name="Code"><text:span text:style-name="T17"><text:s text:c="4"/></text:span><text:span text:style-name="T18">x_ += dx;</text:span></text:p>
      <text:p text:style-name="P6"><text:span text:style-name="T17"><text:s text:c="4"/></text:span>y_ += dy;</text:p>
      <text:p text:style-name="P6"><text:span text:style-name="T17"><text:s text:c="2"/></text:span>}</text:p>
      <text:p text:style-name="P6">private:</text:p>
      <text:p text:style-name="P6"><text:span text:style-name="T17"><text:s text:c="2"/></text:span>int x_;</text:p>
      <text:p text:style-name="P6"><text:span text:style-name="T17"><text:s text:c="2"/></text:span>int y_;</text:p>
      <text:p text:style-name="Code">};</text:p>
      <text:p text:style-name="Text_20_body"><text:span text:style-name="T1">Start an explicit specialization with </text:span><text:span text:style-name="Code_20_Inline"><text:span text:style-name="T1">template&lt;&gt;</text:span></text:span><text:span text:style-name="T1"> (notice the empty angle brackets), which tells the compiler that you are writing an explicit specialization. Next is the definition. Notice how the class name is the specialized template name: </text:span><text:span text:style-name="Code_20_Inline"><text:span text:style-name="T1">point&lt;int&gt;</text:span></text:span><text:span text:style-name="T1">. That’s how the compiler knows what you are specializing. Before you can specialize a template, you must tell the compiler about the class template with a declaration of the class template name or a full definition of the class template. Typically, you would put the class template declaration followed by its specializations in a single header, in the right order.</text:span></text:p>
      <text:p text:style-name="Text_20_body"><text:soft-page-break/><text:span text:style-name="T1">Your explicit specialization completely replaces the template declaration for that template argument (or arguments: if the template takes multiple arguments, you must supply a specific value for each one). Although convention dictates that </text:span><text:span text:style-name="Code_20_Inline"><text:span text:style-name="T1">point&lt;int&gt;</text:span></text:span><text:span text:style-name="T1"> should define all the same members as the primary template, </text:span><text:span text:style-name="Code_20_Inline"><text:span text:style-name="T1">point&lt;&gt;</text:span></text:span><text:span text:style-name="T1">, the compiler imposes no such limitation.</text:span></text:p>
      <text:p text:style-name="Text_20_body"><text:span text:style-name="Strong_20_Emphasis"><text:span text:style-name="T19">Write an explicit specialization for </text:span></text:span><text:span text:style-name="Strong_20_Emphasis"><text:span text:style-name="T20">point&lt;double&gt;</text:span></text:span><text:span text:style-name="Strong_20_Emphasis"><text:span text:style-name="T19">.</text:span></text:span><text:span text:style-name="T1"> Add a debugging statement to the primary template and to the specialization so you can prove to yourself that the compiler really does choose the specialization. Write a main program to use </text:span><text:span text:style-name="Code_20_Inline"><text:span text:style-name="T1">point&lt;double&gt;</text:span></text:span><text:span text:style-name="T1"> and </text:span><text:span text:style-name="Code_20_Inline"><text:span text:style-name="T1">point&lt;short&gt;</text:span></text:span><text:span text:style-name="T1">, and check that the correct debugging statements execute. Listing 50-3 shows how the program looks when I write it.</text:span></text:p>
      <text:p text:style-name="Code_20_Caption"><text:span text:style-name="T15">Listing 50-3.</text:span> Specializing <text:span text:style-name="Code_20_Inline"><text:span text:style-name="T16">point&lt;double&gt;</text:span></text:span> and Testing the Code</text:p>
      <text:p text:style-name="Code">#include &lt;iostream&gt;</text:p>
      <text:p text:style-name="Code"/>
      <text:p text:style-name="Code">template&lt;class T&gt;</text:p>
      <text:p text:style-name="Code">class point</text:p>
      <text:p text:style-name="Code">{</text:p>
      <text:p text:style-name="Code">public:</text:p>
      <text:p text:style-name="Code"><text:span text:style-name="T17"><text:s text:c="2"/></text:span>typedef T value_type;</text:p>
      <text:p text:style-name="Code"><text:span text:style-name="T17"><text:s text:c="2"/></text:span>point(T const&amp; x, T const&amp; y) : x_{x}, y_{y} {}</text:p>
      <text:p text:style-name="Code"><text:span text:style-name="T17"><text:s text:c="2"/></text:span>point() : point{T{}, T{}} { std::cout &lt;&lt; "point&lt;&gt;()\n"; }</text:p>
      <text:p text:style-name="Code"><text:span text:style-name="T17"><text:s text:c="2"/></text:span>T const&amp; x() const { return x_; }</text:p>
      <text:p text:style-name="Code"><text:span text:style-name="T17"><text:s text:c="2"/></text:span>T const&amp; y() const { return y_; }</text:p>
      <text:p text:style-name="Code"><text:span text:style-name="T17"><text:s text:c="2"/></text:span>void move_absolute(T const&amp; x, T const&amp; y) {</text:p>
      <text:p text:style-name="Code"><text:span text:style-name="T17"><text:s text:c="4"/></text:span>x_ = x;</text:p>
      <text:p text:style-name="Code"><text:span text:style-name="T17"><text:s text:c="4"/></text:span>y_ = y;</text:p>
      <text:p text:style-name="Code"><text:span text:style-name="T17"><text:s text:c="2"/></text:span>}</text:p>
      <text:p text:style-name="Code"><text:span text:style-name="T17"><text:s text:c="2"/></text:span>void move_relative(T const&amp; dx, T const&amp; dy) {</text:p>
      <text:p text:style-name="Code"><text:span text:style-name="T17"><text:s text:c="4"/></text:span><text:span text:style-name="T18">x_ += dx;</text:span></text:p>
      <text:p text:style-name="P6"><text:span text:style-name="T17"><text:s text:c="4"/></text:span>y_ += dy;</text:p>
      <text:p text:style-name="P6"><text:span text:style-name="T17"><text:s text:c="2"/></text:span>}</text:p>
      <text:p text:style-name="P6">private:</text:p>
      <text:p text:style-name="P6"><text:span text:style-name="T17"><text:s text:c="2"/></text:span>T x_;</text:p>
      <text:p text:style-name="P6"><text:span text:style-name="T17"><text:s text:c="2"/></text:span>T y_;</text:p>
      <text:p text:style-name="P6">};</text:p>
      <text:p text:style-name="P6"/>
      <text:p text:style-name="P6">template&lt;&gt;</text:p>
      <text:p text:style-name="P6">class point&lt;double&gt;</text:p>
      <text:p text:style-name="P6">{</text:p>
      <text:p text:style-name="P6">public:</text:p>
      <text:p text:style-name="P6"><text:span text:style-name="T17"><text:s text:c="2"/></text:span>typedef double value_type;</text:p>
      <text:p text:style-name="P6"><text:span text:style-name="T17"><text:s text:c="2"/></text:span>point(double <text:s/>x, double y) : x_(x), y_(y) {}</text:p>
      <text:p text:style-name="P6"><text:span text:style-name="T17"><text:s text:c="2"/></text:span>point() : point{0.0, 0.0} { std::cout &lt;&lt; "point&lt;double&gt; specialization\n"; }</text:p>
      <text:p text:style-name="P6"><text:span text:style-name="T17"><text:s text:c="2"/></text:span>double x() const { return x_; }</text:p>
      <text:p text:style-name="P6"><text:span text:style-name="T17"><text:s text:c="2"/></text:span>double y() const { return y_; }</text:p>
      <text:p text:style-name="P6"><text:span text:style-name="T17"><text:s text:c="2"/></text:span>void move_absolute(double x, double y) {</text:p>
      <text:p text:style-name="P6"><text:span text:style-name="T17"><text:s text:c="4"/></text:span>x_ = x;</text:p>
      <text:p text:style-name="P6"><text:span text:style-name="T17"><text:s text:c="4"/></text:span>y_ = y;</text:p>
      <text:p text:style-name="P6"><text:span text:style-name="T17"><text:s text:c="2"/></text:span>}</text:p>
      <text:p text:style-name="P6"><text:span text:style-name="T17"><text:s text:c="2"/></text:span>void move_relative(double dx, double dy) {</text:p>
      <text:p text:style-name="P6"><text:span text:style-name="T17"><text:s text:c="4"/></text:span>x_ += dx;</text:p>
      <text:p text:style-name="P6"><text:span text:style-name="T17"><text:s text:c="4"/></text:span>y_ += dy;</text:p>
      <text:p text:style-name="P6"><text:span text:style-name="T17"><text:s text:c="2"/></text:span>}</text:p>
      <text:p text:style-name="P6">private:</text:p>
      <text:p text:style-name="P6"><text:span text:style-name="T17"><text:s text:c="2"/></text:span>double x_;</text:p>
      <text:p text:style-name="P6"><text:span text:style-name="T17"><text:s text:c="2"/></text:span>double y_;</text:p>
      <text:p text:style-name="P6"><text:soft-page-break/>};</text:p>
      <text:p text:style-name="P6"/>
      <text:p text:style-name="P6">int main()</text:p>
      <text:p text:style-name="P6">{</text:p>
      <text:p text:style-name="P6"><text:span text:style-name="T17"><text:s text:c="2"/></text:span>point&lt;short&gt; s;</text:p>
      <text:p text:style-name="P6"><text:span text:style-name="T17"><text:s text:c="2"/></text:span>point&lt;double&gt; d;</text:p>
      <text:p text:style-name="P6"><text:span text:style-name="T17"><text:s text:c="2"/></text:span>s.move_absolute(10, 20);</text:p>
      <text:p text:style-name="P6"><text:span text:style-name="T17"><text:s text:c="2"/></text:span>d.move_absolute(1.23, 4.56);</text:p>
      <text:p text:style-name="Code">}</text:p>
      <text:p text:style-name="Text_20_body"><text:span text:style-name="T1">If you really want to get fancy, include the </text:span><text:span text:style-name="Code_20_Inline"><text:span text:style-name="T1">&lt;typeinfo&gt;</text:span></text:span><text:span text:style-name="T1"> header, and, in the primary template, call </text:span><text:span text:style-name="Code_20_Inline"><text:span text:style-name="T1">typeid(T).name()</text:span></text:span><text:span text:style-name="T1"> to obtain a string that describes the type </text:span><text:span text:style-name="Code_20_Inline"><text:span text:style-name="T1">T</text:span></text:span><text:span text:style-name="T1">. The exact contents of the string depend on the implementation. The </text:span><text:span text:style-name="Code_20_Inline"><text:span text:style-name="T1">typeid</text:span></text:span><text:span text:style-name="T1"> keyword returns a </text:span><text:span text:style-name="Code_20_Inline"><text:span text:style-name="T1">typeinfo</text:span></text:span><text:span text:style-name="T1"> object (defined in </text:span><text:span text:style-name="Code_20_Inline"><text:span text:style-name="T1">&lt;typeinfo&gt;</text:span></text:span><text:span text:style-name="T1">) that describes a type, or you can apply the keyword to an expression to obtain information on the expression’s type. You can’t do much with a </text:span><text:span text:style-name="Code_20_Inline"><text:span text:style-name="T1">typeinfo</text:span></text:span><text:span text:style-name="T1"> object. It’s not a reflection mechanism, but you can call the </text:span><text:span text:style-name="Code_20_Inline"><text:span text:style-name="T1">name()</text:span></text:span><text:span text:style-name="T1"> member function to get a name. This is a handy debugging technique when you have a complicated template situation, and you aren’t quite sure what the compiler thinks the template argument is. Thus, write the constructor as follows:</text:span></text:p>
      <text:p text:style-name="Code">point() : x_(), y_() { std::cout &lt;&lt; "point&lt;" &lt;&lt; typeid(T).name() &lt;&lt; "&gt;()\n"; }</text:p>
      <text:p text:style-name="P5">One compiler I have prints</text:p>
      <text:p text:style-name="Results">point&lt;short&gt;()</text:p>
      <text:p text:style-name="Results">point&lt;double&gt; specialization</text:p>
      <text:p text:style-name="P5">Another prints</text:p>
      <text:p text:style-name="Results">point&lt;s&gt;()</text:p>
      <text:p text:style-name="Results">point&lt;double&gt; specialization</text:p>
      <text:h text:style-name="Heading_20_1" text:outline-level="1">Custom Comparators</text:h>
      <text:p text:style-name="Body_20_Text_20_First">The <text:span text:style-name="Code_20_Inline">map</text:span> container lets you provide a custom comparator. The default behavior is for <text:span text:style-name="Code_20_Inline">map</text:span> to use a template class, <text:span text:style-name="Code_20_Inline">std::less&lt;&gt;</text:span>, which is a functor that uses the <text:span text:style-name="Code_20_Inline">&lt;</text:span> operator to compare keys. If you want to store a type that cannot be compared with <text:span text:style-name="Code_20_Inline">&lt;</text:span>, you can specialize <text:span text:style-name="Code_20_Inline">std::less</text:span> for your type. For example, suppose you have a <text:span text:style-name="Code_20_Inline">person</text:span> class, which stores a person’s name, address, and telephone number. You want to store a <text:span text:style-name="Code_20_Inline">person</text:span> in a <text:span text:style-name="Code_20_Inline">map</text:span>, ordered by name. All you need to do is write a template specialization, <text:span text:style-name="Code_20_Inline">std::less&lt;person&gt;</text:span>, as shown in Listing 50-4.</text:p>
      <text:p text:style-name="Code_20_Caption"><text:span text:style-name="T15">Listing 50-4.</text:span> Specializing <text:span text:style-name="Code_20_Inline"><text:span text:style-name="T16">std::less</text:span></text:span> to Compare <text:span text:style-name="Code_20_Inline"><text:span text:style-name="T16">person</text:span></text:span> Objects by Name</text:p>
      <text:p text:style-name="Code">#include &lt;functional&gt;</text:p>
      <text:p text:style-name="Code">#include &lt;iostream&gt;</text:p>
      <text:p text:style-name="Code">#include &lt;map&gt;</text:p>
      <text:p text:style-name="Code">#include &lt;string&gt;</text:p>
      <text:p text:style-name="Code"><text:soft-page-break/></text:p>
      <text:p text:style-name="Code">class person {</text:p>
      <text:p text:style-name="Code">public:</text:p>
      <text:p text:style-name="Code"><text:span text:style-name="T17"><text:s text:c="3"/></text:span>person() : name_{}, address_{}, phone_{} {}</text:p>
      <text:p text:style-name="Code"><text:span text:style-name="T17"><text:s text:c="3"/></text:span>person(std::string const&amp; name,</text:p>
      <text:p text:style-name="Code"><text:span text:style-name="T17"><text:s text:c="10"/></text:span>std::string const&amp; address,</text:p>
      <text:p text:style-name="Code"><text:span text:style-name="T17"><text:s text:c="10"/></text:span>std::string const&amp; phone)</text:p>
      <text:p text:style-name="Code"><text:span text:style-name="T17"><text:s text:c="3"/></text:span>: name_{name}, address_{address}, phone_{phone}</text:p>
      <text:p text:style-name="Code"><text:span text:style-name="T17"><text:s text:c="3"/></text:span>{}</text:p>
      <text:p text:style-name="Code"><text:span text:style-name="T17"><text:s text:c="3"/></text:span>std::string const&amp; name() <text:s text:c="3"/>const { return name_; }</text:p>
      <text:p text:style-name="Code"><text:span text:style-name="T17"><text:s text:c="3"/></text:span>std::string const&amp; address() const { return address_; }</text:p>
      <text:p text:style-name="Code"><text:span text:style-name="T17"><text:s text:c="3"/></text:span>std::string const&amp; phone() <text:s text:c="2"/>const { return phone_; }</text:p>
      <text:p text:style-name="Code">private:</text:p>
      <text:p text:style-name="Code"><text:span text:style-name="T17"><text:s text:c="3"/></text:span>std::string name_, address_, phone_;</text:p>
      <text:p text:style-name="Code">};</text:p>
      <text:p text:style-name="Code"/>
      <text:p text:style-name="Code">namespace std {</text:p>
      <text:p text:style-name="Code"><text:span text:style-name="T17"><text:s text:c="3"/></text:span>template&lt;&gt;</text:p>
      <text:p text:style-name="Code"><text:span text:style-name="T17"><text:s text:c="3"/></text:span>struct less&lt;person&gt; {</text:p>
      <text:p text:style-name="Code"><text:span text:style-name="T17"><text:s text:c="6"/></text:span>bool operator()(person const&amp; a, person const&amp; b) const {</text:p>
      <text:p text:style-name="Code"><text:span text:style-name="T17"><text:s text:c="9"/></text:span>return a.name() &lt; b.name();</text:p>
      <text:p text:style-name="Code"><text:span text:style-name="T17"><text:s text:c="6"/></text:span>}</text:p>
      <text:p text:style-name="Code"><text:span text:style-name="T17"><text:s text:c="3"/></text:span>};</text:p>
      <text:p text:style-name="Code">}</text:p>
      <text:p text:style-name="Code"/>
      <text:p text:style-name="Code">int main()</text:p>
      <text:p text:style-name="Code">{</text:p>
      <text:p text:style-name="Code"><text:span text:style-name="T17"><text:s text:c="3"/></text:span>std::map&lt;person, int&gt; people;</text:p>
      <text:p text:style-name="Code"><text:span text:style-name="T17"><text:s text:c="3"/></text:span>people[person{"Ray", "123 Erewhon", "555-5555"}] = 42;</text:p>
      <text:p text:style-name="Code"><text:span text:style-name="T17"><text:s text:c="3"/></text:span>people[person{"Arthur", "456 Utopia", "123-4567"}]= 10;</text:p>
      <text:p text:style-name="Code"><text:span text:style-name="T17"><text:s text:c="3"/></text:span>std::cout &lt;&lt; people.begin()-&gt;first.name() &lt;&lt; '\n';</text:p>
      <text:p text:style-name="Code">}</text:p>
      <text:p text:style-name="Text_20_body"><text:span text:style-name="T1">You are allowed to specialize templates that are defined in the </text:span><text:span text:style-name="Code_20_Inline"><text:span text:style-name="T1">std</text:span></text:span><text:span text:style-name="T1"> namespace, but you cannot add new declarations to </text:span><text:span text:style-name="Code_20_Inline"><text:span text:style-name="T1">std</text:span></text:span><text:span text:style-name="T1">. The </text:span><text:span text:style-name="Code_20_Inline"><text:span text:style-name="T1">std::less</text:span></text:span><text:span text:style-name="T1"> template is declared in the </text:span><text:span text:style-name="Code_20_Inline"><text:span text:style-name="T1">&lt;functional&gt;</text:span></text:span><text:span text:style-name="T1"> header. This header defines comparator templates for all the relational and equality operators, and some more besides. Consult a language reference for details. What matters right now is what the </text:span><text:span text:style-name="Code_20_Inline"><text:span text:style-name="T1">std::less</text:span></text:span><text:span text:style-name="T1"> primary template looks like, that is, the main template that C++ uses when it cannot find an explicit specialization (such as </text:span><text:span text:style-name="Code_20_Inline"><text:span text:style-name="T1">std::less&lt;person&gt;</text:span></text:span><text:span text:style-name="T1">). </text:span><text:span text:style-name="Strong_20_Emphasis"><text:span text:style-name="T19">Write the definition of a class template, </text:span></text:span><text:span text:style-name="Strong_20_Emphasis"><text:span text:style-name="T20">less</text:span></text:span><text:span text:style-name="Strong_20_Emphasis"><text:span text:style-name="T19">, that would serve as a primary template to compare any comparable objects with the </text:span></text:span><text:span text:style-name="Strong_20_Emphasis"><text:span text:style-name="T20">&lt;</text:span></text:span><text:span text:style-name="Strong_20_Emphasis"><text:span text:style-name="T19"> operator.</text:span></text:span><text:span text:style-name="T1"> Compare your solution with Listing 50-5.</text:span></text:p>
      <text:p text:style-name="Code_20_Caption"><text:span text:style-name="T15">Listing 50-5.</text:span> The Primary <text:span text:style-name="Code_20_Inline"><text:span text:style-name="T12">std::less</text:span></text:span> Class Template</text:p>
      <text:p text:style-name="Code">template&lt;class T&gt;</text:p>
      <text:p text:style-name="Code">struct less</text:p>
      <text:p text:style-name="Code">{</text:p>
      <text:p text:style-name="Code"><text:span text:style-name="T17"><text:s text:c="3"/></text:span>bool operator()(T const&amp; a, T const&amp; b) const { return a &lt; b; }</text:p>
      <text:p text:style-name="Code">};</text:p>
      <text:p text:style-name="Text_20_body"><text:span text:style-name="T1">Take a peek into your standard library’s </text:span><text:span text:style-name="Code_20_Inline"><text:span text:style-name="T1">&lt;functional&gt;</text:span></text:span><text:span text:style-name="T1"> header. It might be in another file that </text:span><text:span text:style-name="Code_20_Inline"><text:span text:style-name="T1">&lt;functional&gt;</text:span></text:span><text:span text:style-name="T1"> includes, and it might be more complicated than Listing 50-5, but you should be able to find </text:span><text:span text:style-name="T1">something you can recognize and understand. (For example, the C++ standard also mandates member typedefs for the argment and return type.)</text:span></text:p>
      <text:h text:style-name="Heading_20_1" text:outline-level="1"><text:soft-page-break/>Specializing Function Templates</text:h>
      <text:p text:style-name="Body_20_Text_20_First">You can specialize a function template, but you should prefer overloading to templates. For example, let’s keep working with the template form of <text:span text:style-name="Code_20_Inline">absval</text:span> (Exploration 48). Suppose you have an arbitrary-precision integer class, <text:span text:style-name="Code_20_Inline">integer</text:span>, and it has an efficient absolute value function (that is, it simply clears the sign bit, so there’s no need to compare the value with zero). Instead of the template form of <text:span text:style-name="Code_20_Inline">absval</text:span>, you want to use the efficient method for taking the absolute value of <text:span text:style-name="Code_20_Inline">integer</text:span>. Although C++ permits you to specialize the <text:span text:style-name="Code_20_Inline">absval&lt;&gt;</text:span> function template, a better solution is to override the <text:span text:style-name="Code_20_Inline">absval</text:span> function (not template).</text:p>
      <text:p text:style-name="Code">integer absval(integer i)</text:p>
      <text:p text:style-name="Code">{</text:p>
      <text:p text:style-name="Code"><text:span text:style-name="T17"><text:s text:c="3"/></text:span>i.clear_sign_bit();</text:p>
      <text:p text:style-name="Code"><text:span text:style-name="T17"><text:s text:c="3"/></text:span>return i;</text:p>
      <text:p text:style-name="Code">}</text:p>
      <text:p text:style-name="Text_20_body"><text:span text:style-name="T1">When the compiler sees a call to </text:span><text:span text:style-name="Code_20_Inline"><text:span text:style-name="T1">absval</text:span></text:span><text:span text:style-name="T1">, it examines the type of the argument. If the type matches the parameter type used in a non-template function, the compiler arranges to call that function. If it can’t match the argument type with the parameter type, it checks template functions. The precise rules are complicated, and I will discuss them later in the book. For now, just remember that the compiler prefers non-template functions to template functions, but it will use a template function instead of a non-template function if it can’t find a good match between the argument types and the parameter types of the non-template function.</text:span></text:p>
      <text:p text:style-name="Text_20_body"><text:span text:style-name="T1">Sometimes, however, you need to write a template function, even if you just want to overload the </text:span><text:span text:style-name="Code_20_Inline"><text:span text:style-name="T1">absval</text:span></text:span><text:span text:style-name="T1"> function. For example, suppose you want to improve the absolute value function for the </text:span><text:span text:style-name="Code_20_Inline"><text:span text:style-name="T1">rational&lt;T&gt;</text:span></text:span><text:span text:style-name="T1"> class template. There is no need to compare the entire value with zero; just compare the numerator, and avoid unnecessary multiplications.</text:span></text:p>
      <text:p text:style-name="Code">template&lt;class T&gt;</text:p>
      <text:p text:style-name="Code">rational&lt;T&gt; absval(rational&lt;T&gt; const&amp; r)</text:p>
      <text:p text:style-name="Code">{</text:p>
      <text:p text:style-name="Code"><text:span text:style-name="T17"><text:s text:c="2"/></text:span>if (r.numerator() &lt; 0) // to avoid unnecessary multiplications in operator&lt;</text:p>
      <text:p text:style-name="Code"><text:span text:style-name="T17"><text:s text:c="4"/></text:span>return -r;</text:p>
      <text:p text:style-name="Code"><text:span text:style-name="T17"><text:s text:c="2"/></text:span>else</text:p>
      <text:p text:style-name="Code"><text:span text:style-name="T17"><text:s text:c="4"/></text:span>return r;</text:p>
      <text:p text:style-name="Code">}</text:p>
      <text:p text:style-name="Text_20_body"><text:span text:style-name="T1">When you call </text:span><text:span text:style-name="Code_20_Inline"><text:span text:style-name="T1">absval</text:span></text:span><text:span text:style-name="T1">, pass it an argument in the usual way. If you pass an </text:span><text:span text:style-name="Code_20_Inline"><text:span text:style-name="T1">int</text:span></text:span><text:span text:style-name="T1">, </text:span><text:span text:style-name="Code_20_Inline"><text:span text:style-name="T1">double</text:span></text:span><text:span text:style-name="T1">, or other built-in numeric type, the compiler instantiates the original function template. If you pass an </text:span><text:span text:style-name="Code_20_Inline"><text:span text:style-name="T1">integer</text:span></text:span><text:span text:style-name="T1"> object, the compiler calls the overloaded non-template function, and if you pass a </text:span><text:span text:style-name="Code_20_Inline"><text:span text:style-name="T1">rational</text:span></text:span><text:span text:style-name="T1"> object, the compiler instantiates the overloaded function template.</text:span></text:p>
      <text:h text:style-name="Heading_20_1" text:outline-level="1">Traits</text:h>
      <text:p text:style-name="Body_20_Text_20_First">Another use of specialization is to define a template that captures the characteristics, or <text:span text:style-name="Emphasis"><text:span text:style-name="T8">traits</text:span></text:span>, of a type. You’ve already seen one example of a traits template: <text:span text:style-name="Code_20_Inline">std::numeric_limits</text:span>. The <text:span text:style-name="Code_20_Inline">&lt;limits&gt;</text:span> header defines a class template named <text:span text:style-name="Code_20_Inline">std::numeric_limits</text:span>. The primary template is rather dull, saying that the type has zero digits of precision, a radix of zero, and so on. The only way this template makes any sense is to specialize it. Thus, the <text:span text:style-name="Code_20_Inline">&lt;limits&gt;</text:span> header also defines explicit specializations of the template for all the built-in types. Thus, you can discover the smallest <text:span text:style-name="Code_20_Inline">int</text:span> by calling <text:span text:style-name="Code_20_Inline">std::numeric_limits&lt;int&gt;::min()</text:span> or determine the floating-point radix of <text:span text:style-name="Code_20_Inline">double</text:span> with <text:soft-page-break/><text:span text:style-name="Code_20_Inline">std::numeric_limits&lt;double&gt;::radix</text:span>, and so on. Every specialization declares the same members, but with values that are particular to the specialization. (Note that the compiler does not enforce the fact that every specialization declares the same members. The C++ standard mandates this requirement for <text:span text:style-name="Code_20_Inline">numeric_limits</text:span>, and it is up to the library author to implement the standard correctly, but the compiler provides no help.)</text:p>
      <text:p text:style-name="Text_20_body"><text:span text:style-name="T1">You can define your own specialization when you create a numeric type, such as </text:span><text:span text:style-name="Code_20_Inline"><text:span text:style-name="T1">rational</text:span></text:span><text:span text:style-name="T1">. Defining a template of a template involves some difficulties that I will cover in the next Exploration, so for now, go back to Listing 46-10 and the old-fashioned non-template </text:span><text:span text:style-name="Code_20_Inline"><text:span text:style-name="T1">rational</text:span></text:span><text:span text:style-name="T1"> class, which hardcoded </text:span><text:span text:style-name="Code_20_Inline"><text:span text:style-name="T1">int</text:span></text:span><text:span text:style-name="T1"> as the base type. Listing 50-6 shows how to specialize </text:span><text:span text:style-name="Code_20_Inline"><text:span text:style-name="T1">numeric_limits</text:span></text:span><text:span text:style-name="T1"> for this </text:span><text:span text:style-name="Code_20_Inline"><text:span text:style-name="T1">rational</text:span></text:span><text:span text:style-name="T1"> class.</text:span></text:p>
      <text:p text:style-name="Code_20_Caption"><text:span text:style-name="T15">Listing 50-6.</text:span> Specializing <text:span text:style-name="Code_20_Inline"><text:span text:style-name="T16">numeric_limits</text:span></text:span> for the <text:span text:style-name="Code_20_Inline"><text:span text:style-name="T16">rational</text:span></text:span> Class</text:p>
      <text:p text:style-name="Code">namespace std {</text:p>
      <text:p text:style-name="Code">template&lt;&gt;</text:p>
      <text:p text:style-name="Code">class numeric_limits&lt;rational&gt;</text:p>
      <text:p text:style-name="Code">{</text:p>
      <text:p text:style-name="Code">public:</text:p>
      <text:p text:style-name="Code"><text:span text:style-name="T17"><text:s text:c="2"/></text:span>static constexpr bool is_specialized{true};</text:p>
      <text:p text:style-name="Code"><text:span text:style-name="T17"><text:s text:c="2"/></text:span>static constexpr rational min() noexcept { return rational(numeric_limits&lt;int&gt;::min()); }</text:p>
      <text:p text:style-name="Code"><text:span text:style-name="T17"><text:s text:c="2"/></text:span>static constexpr rational max() noexcept { return rational(numeric_limits&lt;int&gt;::max()); }</text:p>
      <text:p text:style-name="Code"><text:span text:style-name="T17"><text:s text:c="2"/></text:span>static rational lowest() noexcept { return -max(); }</text:p>
      <text:p text:style-name="Code"><text:span text:style-name="T17"><text:s text:c="2"/></text:span>static constexpr int digits{ 2 * numeric_limits&lt;int&gt;::digits };</text:p>
      <text:p text:style-name="Code"><text:span text:style-name="T17"><text:s text:c="2"/></text:span>static constexpr int digits10{ numeric_limits&lt;int&gt;::digits10 };</text:p>
      <text:p text:style-name="Code"><text:span text:style-name="T17"><text:s text:c="2"/></text:span>static constexpr int max_digits10{ numeric_limits&lt;int&gt;::max_digits10 };</text:p>
      <text:p text:style-name="Code"><text:span text:style-name="T17"><text:s text:c="2"/></text:span>static constexpr bool is_signed{ true };</text:p>
      <text:p text:style-name="Code"><text:span text:style-name="T17"><text:s text:c="2"/></text:span>static constexpr bool is_integer{ false };</text:p>
      <text:p text:style-name="Code"><text:span text:style-name="T17"><text:s text:c="2"/></text:span>static constexpr bool is_exact{ true };</text:p>
      <text:p text:style-name="Code"><text:span text:style-name="T17"><text:s text:c="2"/></text:span>static constexpr int radix{ 2 };</text:p>
      <text:p text:style-name="Code"><text:span text:style-name="T17"><text:s text:c="2"/></text:span>static constexpr bool is_bounded{ true };</text:p>
      <text:p text:style-name="Code"><text:span text:style-name="T17"><text:s text:c="2"/></text:span>static constexpr bool is_modulo{ false };</text:p>
      <text:p text:style-name="Code"><text:span text:style-name="T17"><text:s text:c="2"/></text:span>static constexpr bool traps{ std::numeric_limits&lt;int&gt;::traps };</text:p>
      <text:p text:style-name="Code"/>
      <text:p text:style-name="Code"><text:span text:style-name="T17"><text:s text:c="2"/></text:span>static rational epsilon() noexcept</text:p>
      <text:p text:style-name="Code"><text:span text:style-name="T17"><text:s text:c="5"/></text:span>{ return rational(1, numeric_limits&lt;int&gt;::max()-1); }</text:p>
      <text:p text:style-name="Code"><text:span text:style-name="T17"><text:s text:c="2"/></text:span>static rational round_error() noexcept</text:p>
      <text:p text:style-name="Code"><text:span text:style-name="T17"><text:s text:c="5"/></text:span>{ return rational(1, numeric_limits&lt;int&gt;::max()); }</text:p>
      <text:p text:style-name="Code"/>
      <text:p text:style-name="Code"><text:span text:style-name="T17"><text:s text:c="2"/></text:span>// The following are meaningful only for floating-point types.</text:p>
      <text:p text:style-name="Code"><text:span text:style-name="T17"><text:s text:c="2"/></text:span>static constexpr int min_exponent{ 0 };</text:p>
      <text:p text:style-name="Code"><text:span text:style-name="T17"><text:s text:c="2"/></text:span>static constexpr int min_exponent10{ 0 };</text:p>
      <text:p text:style-name="Code"><text:span text:style-name="T17"><text:s text:c="2"/></text:span>static constexpr int max_exponent{ 0 };</text:p>
      <text:p text:style-name="Code"><text:span text:style-name="T17"><text:s text:c="2"/></text:span>static constexpr int max_exponent10{ 0 };</text:p>
      <text:p text:style-name="Code"><text:span text:style-name="T17"><text:s text:c="2"/></text:span>static constexpr bool has_infinity{ false };</text:p>
      <text:p text:style-name="Code"><text:span text:style-name="T17"><text:s text:c="2"/></text:span>static constexpr bool has_quiet_NaN{ false };</text:p>
      <text:p text:style-name="Code"><text:span text:style-name="T17"><text:s text:c="2"/></text:span>static constexpr bool has_signaling_NaN{ false };</text:p>
      <text:p text:style-name="Code"><text:span text:style-name="T17"><text:s text:c="2"/></text:span>static constexpr float_denorm_style has_denorm {denorm_absent};</text:p>
      <text:p text:style-name="Code"><text:span text:style-name="T17"><text:s text:c="2"/></text:span>static constexpr bool has_denorm_loss {false};</text:p>
      <text:p text:style-name="Code"><text:span text:style-name="T17"><text:s text:c="2"/></text:span>// The following are meant only for floating-point types, but you have</text:p>
      <text:p text:style-name="Code"><text:span text:style-name="T17"><text:s text:c="2"/></text:span>// to define them, anyway, even for nonfloating-point types. The values</text:p>
      <text:p text:style-name="Code"><text:span text:style-name="T17"><text:s text:c="2"/></text:span>// they return do not have to be meaningful.</text:p>
      <text:p text:style-name="Code"><text:span text:style-name="T17"><text:s text:c="2"/></text:span>static constexpr rational infinity() noexcept { return max(); }</text:p>
      <text:p text:style-name="Code"><text:span text:style-name="T17"><text:s text:c="2"/></text:span>static constexpr rational quiet_NaN() noexcept { return rational(); }</text:p>
      <text:p text:style-name="Code"><text:span text:style-name="T17"><text:s text:c="2"/></text:span>static constexpr rational signaling_NaN() noexcept { return rational(); }</text:p>
      <text:p text:style-name="Code"><text:soft-page-break/><text:span text:style-name="T17"><text:s text:c="2"/></text:span>static constexpr rational denorm_min() noexcept { return rational(); }</text:p>
      <text:p text:style-name="Code"><text:span text:style-name="T17"><text:s text:c="2"/></text:span>static constexpr bool is_iec559{ false };</text:p>
      <text:p text:style-name="Code"><text:span text:style-name="T17"><text:s text:c="2"/></text:span>static constexpr bool tinyness_before{ false };</text:p>
      <text:p text:style-name="P7"><text:span text:style-name="T21"><text:s text:c="2"/></text:span>static constexpr float_round_style round_style{ round_toward_zero };</text:p>
      <text:p text:style-name="Code">};</text:p>
      <text:p text:style-name="Code"/>
      <text:p text:style-name="Code">} // namespace std</text:p>
      <text:p text:style-name="Text_20_body"><text:span text:style-name="T1">This example has a few new things. They aren’t important right now, but in C++, you have to get all the tiny details right or the compiler voices its stern disapproval. The first line, which starts </text:span><text:span text:style-name="Code_20_Inline"><text:span text:style-name="T1">namespace</text:span></text:span><text:span text:style-name="T1"> </text:span><text:span text:style-name="Code_20_Inline"><text:span text:style-name="T1">std</text:span></text:span><text:span text:style-name="T1"> is how you put names in the standard library. You are not allowed to add new names to the standard library (although the standard does not require a compiler to issue an error message if you break this rule), but you are allowed to specialize templates that the standard library has already defined. Notice the opening curly brace for the namespace, which has a corresponding closing curly brace on the last line of the listing.</text:span><text:change text:change-id="ct114049248"/><text:change-start text:change-id="ct114942992"/><text:span text:style-name="T1"> </text:span><text:span text:style-name="T14">(This topic will be covered in more depth in Exploration </text:span><text:change-end text:change-id="ct114942992"/><text:change-start text:change-id="ct115289920"/><text:span text:style-name="T14">52.)</text:span><text:change-end text:change-id="ct115289920"/></text:p>
      <text:p text:style-name="Text_20_body"><text:span text:style-name="T1">The member functions all have </text:span><text:span text:style-name="Code_20_Inline"><text:span text:style-name="T1">noexcept</text:span></text:span><text:span text:style-name="T1"> between their names and bodies. This tells the compiler that the function does not throw any exceptions (recall from Exploration 45). If the function does actually throw an exception at runtime, the program terminates unceremoniously, without calling any destructors.</text:span><text:change-start text:change-id="ct113283296"/><text:span text:style-name="T1"> </text:span><text:span text:style-name="T14">(This topic is covreed in more depth in Exploration </text:span><text:change-end text:change-id="ct113283296"/><text:change-start text:change-id="ct92053376"/><text:span text:style-name="T14">60.)</text:span><text:change-end text:change-id="ct92053376"/></text:p>
      <text:p text:style-name="P9"><text:span text:style-name="T1">The </text:span><text:span text:style-name="Code_20_Inline"><text:span text:style-name="T1">constexpr</text:span></text:span><text:span text:style-name="T1"> specifier is similar to </text:span><text:span text:style-name="Code_20_Inline"><text:span text:style-name="T1">const</text:span></text:span><text:span text:style-name="T1">, but it tells the compiler that the value is a compile-time constant. In order for a function to be </text:span><text:span text:style-name="Code_20_Inline"><text:span text:style-name="T1">constexpr</text:span></text:span><text:span text:style-name="T1">, the compiler imposes a number of restrictions. In particular, the function body must be a single </text:span><text:span text:style-name="Code_20_Inline"><text:span text:style-name="T1">return</text:span></text:span><text:span text:style-name="T1"> statement and no other statements. Any functions that it calls must also be </text:span><text:span text:style-name="Code_20_Inline"><text:span text:style-name="T1">constexpr</text:span></text:span><text:span text:style-name="T1">. </text:span><text:change-start text:change-id="ct81634640"/><text:span text:style-name="T14">Function parameter and return type</text:span><text:change-end text:change-id="ct81634640"/><text:change-start text:change-id="ct54773664"/><text:span text:style-name="T14"> must be builtin or types that can be constructed with </text:span><text:span text:style-name="Code_20_Inline"><text:span text:style-name="T14">constexpr</text:span></text:span><text:span text:style-name="T14"> constructors. A </text:span><text:span text:style-name="Code_20_Inline"><text:span text:style-name="T14">constexpr</text:span></text:span><text:span text:style-name="T14"> function cannot call a non-</text:span><text:span text:style-name="Code_20_Inline"><text:span text:style-name="T14">constexpr</text:span></text:span><text:span text:style-name="T14"> function. If any restriction is violated, the function cannot be declared </text:span><text:span text:style-name="Code_20_Inline"><text:span text:style-name="T14">constexpr</text:span></text:span><text:change-end text:change-id="ct54773664"/><text:change-start text:change-id="ct114427712"/><text:span text:style-name="T14">. Thus, the </text:span><text:span text:style-name="Code_20_Inline"><text:span text:style-name="T14">gcd()</text:span></text:span><text:span text:style-name="T14"> function cannot be </text:span><text:span text:style-name="Code_20_Inline"><text:span text:style-name="T14">constexpr</text:span></text:span><text:span text:style-name="T14">, so </text:span><text:span text:style-name="Code_20_Inline"><text:span text:style-name="T14">reduce()</text:span></text:span><text:span text:style-name="T14"> cannot be </text:span><text:span text:style-name="Code_20_Inline"><text:span text:style-name="T14">constexpr</text:span></text:span><text:span text:style-name="T14">, so the two-argument constructor cannot be </text:span><text:span text:style-name="Code_20_Inline"><text:span text:style-name="T14">constexpr</text:span></text:span><text:span text:style-name="T14">. </text:span><text:change-end text:change-id="ct114427712"/><text:span text:style-name="T1">The value of being able to write a function that is called at compile time is extremely useful, and we will return to </text:span><text:span text:style-name="Code_20_Inline"><text:span text:style-name="T1">constexpr</text:span></text:span><text:span text:style-name="T1"> in the future.</text:span></text:p>
      <text:p text:style-name="Note_2f_Tip_2f_Caution"><text:span text:style-name="Dingbat_20_Symbol"><text:span text:style-name="T5"></text:span></text:span>Tip When writing a template for the first time, start with a non-template version. It is much easier to debug a non-template function or class. Once you get the non-template version working, then change it into a template.</text:p>
      <text:p text:style-name="P5">Template specialization has many other uses, but before we get carried away, the next Exploration takes a look at a particular kind of specialization, where your specialization still requires template parameters, called partial specialization.</text:p>
      <text:p text:style-name="P5"><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WNINFX+LMTypewriter9-Regular" svg:font-family="WNINFX+LMTypewriter9-Regular, 'MS PMincho'" style:font-family-generic="roma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50 </text:span><text:span text:style-name="MT2"></text:span><text:span text:style-name="MT3"> Template Specialization</text:span></text:p>
      </style:header>
      <style:header-left style:display="false">
        <text:p text:style-name="Header"><text:span text:style-name="MT3">CHAPTER 50 </text:span><text:span text:style-name="MT2"></text:span><text:span text:style-name="MT3"> Template Specialization</text:span></text:p>
      </style:header-left>
      <style:footer>
        <text:p text:style-name="MP2"><text:page-number text:select-page="current">5</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5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09:29:00</meta:creation-date>
    <dc:creator>Ray Lischner</dc:creator>
    <dc:date>2013-10-27T21:45:22</dc:date>
    <meta:print-date>2009-03-19T10:05:00</meta:print-date>
    <meta:editing-cycles>7</meta:editing-cycles>
    <meta:editing-duration>PT8M</meta:editing-duration>
    <meta:generator>LibreOffice/4.0-5$Linux_X86_64 LibreOffice_project/400m0$Build-305</meta:generator>
    <meta:document-statistic meta:table-count="0" meta:image-count="0" meta:object-count="0" meta:page-count="8" meta:paragraph-count="235" meta:word-count="2771" meta:character-count="17811" meta:non-whitespace-character-count="14925"/>
    <meta:user-defined meta:name="Chapter Number">50</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